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</style:style>
    <style:style style:name="P17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3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4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5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6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7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8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9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0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1" style:family="paragraph" style:parent-style-name="Table_20_Contents" style:list-style-name="L42">
      <style:text-properties style:font-name="Verdana" fo:font-size="16pt" style:font-size-asian="16pt" style:font-size-complex="16pt"/>
    </style:style>
    <style:style style:name="P32" style:family="paragraph" style:parent-style-name="Table_20_Contents" style:list-style-name="L43">
      <style:text-properties style:font-name="Verdana" fo:font-size="16pt" style:font-size-asian="16pt" style:font-size-complex="16pt"/>
    </style:style>
    <style:style style:name="P33" style:family="paragraph" style:parent-style-name="Table_20_Contents" style:list-style-name="L44">
      <style:text-properties style:font-name="Verdana" fo:font-size="16pt" style:font-size-asian="16pt" style:font-size-complex="16pt"/>
    </style:style>
    <style:style style:name="P34" style:family="paragraph" style:parent-style-name="Table_20_Contents" style:list-style-name="L45">
      <style:text-properties style:font-name="Verdana" fo:font-size="16pt" style:font-size-asian="16pt" style:font-size-complex="16pt"/>
    </style:style>
    <style:style style:name="P35" style:family="paragraph" style:parent-style-name="Table_20_Contents" style:list-style-name="L42">
      <style:text-properties style:font-name="Verdana" fo:font-size="16pt" fo:background-color="#996600" style:font-size-asian="16pt" style:font-size-complex="16pt"/>
    </style:style>
    <style:style style:name="P36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7" style:family="paragraph" style:parent-style-name="Text_20_body" style:list-style-name="L41">
      <style:paragraph-properties fo:line-height="150%"/>
      <style:text-properties style:font-name="Arial" fo:font-size="16pt" style:font-name-asian="Arial" style:font-size-asian="16pt" style:font-size-complex="16pt"/>
    </style:style>
    <style:style style:name="P3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8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0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1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2" style:family="text">
      <style:text-properties style:font-name="Verdana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fo:background-color="#ccff66" style:font-style-asian="italic" style:font-weight-asian="bold" style:font-style-complex="italic" style:font-weight-complex="bold"/>
    </style:style>
    <style:style style:name="T15" style:family="text">
      <style:text-properties fo:background-color="#ccff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text-line-through-style="solid" style:text-line-through-type="double"/>
    </style:style>
    <style:style style:name="T22" style:family="text">
      <style:text-properties fo:color="#3333ff"/>
    </style:style>
    <style:style style:name="T23" style:family="text">
      <style:text-properties style:language-asian="ja" style:country-asian="JP"/>
    </style:style>
    <style:style style:name="T24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0">20200825_171613</text:p>
          </table:table-cell>
          <table:table-cell table:style-name="表14.B1" office:value-type="string">
            <text:p text:style-name="P8"/>
          </table:table-cell>
          <table:table-cell table:style-name="表14.B1" office:value-type="string">
            <text:p text:style-name="P6"/>
            <text:p text:style-name="P6"/>
          </table:table-cell>
          <table:table-cell table:style-name="表14.D1" office:value-type="string">
            <text:p text:style-name="P6"/>
            <text:p text:style-name="P6"/>
          </table:table-cell>
        </table:table-row>
        <table:table-row>
          <table:table-cell table:style-name="表14.A2" office:value-type="string">
            <text:p text:style-name="P7">20200826_162602</text:p>
          </table:table-cell>
          <table:table-cell table:style-name="表14.B2" office:value-type="string">
            <text:p text:style-name="P13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  <table:table-row>
          <table:table-cell table:style-name="表14.A2" office:value-type="string">
            <text:p text:style-name="P7">20200828_114247</text:p>
          </table:table-cell>
          <table:table-cell table:style-name="表14.B2" office:value-type="string">
            <text:p text:style-name="P13">@@%</text:p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</table:table>
      <text:p text:style-name="P12">@@#</text:p>
      <text:p text:style-name="P12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6">http://localhost/Eclipse_Luna/Cake_IFM11/fx_test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6">http://localhost/Eclipse_Luna/Cake_IFM11/fx_test/fx_tester_T_1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6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7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util_3__Gen_Trading_Result_List" text:style-name="Internet_20_link" text:visited-style-name="Visited_20_Internet_20_Link"><text:span text:style-name="T16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6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6">:\WORKS_2\WS\WS_Others.prog\prog\D-7\2_2\VIRTUAL\Admin_Projects\curr\data\csv_raw\(slice-by-day).</text:span><text:soft-page-break/><text:span text:style-name="T16">(AUDJPY-M5).(2020-05-13_2020-05-21).</text:span><text:span text:style-name="T16">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5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18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6">C</text:span></text:a><text:span text:style-name="T11">:\Users\iwabuchiken\AppData\Roaming\MetaQuotes\Terminal\34</text:span><text:span text:style-name="T11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5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6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6">216</text:span></text:a><text:span text:style-name="T16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6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6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7"/>
      <text:p text:style-name="P12"/>
      <text:p text:style-name="P16"><text:span text:style-name="T7">6.2.4_13</text:span><text:span text:style-name="T6">---------------------------------------------------------------------------</text:span></text:p>
      <text:p text:style-name="P19">[14] res free# JVEMV6 44#6.2_X / 44. currency / 6. obs / 2. demo result data / 20200911_172811</text:p>
      <text:p text:style-name="P7"/>
      <text:p text:style-name="P7">[do] <text:span text:style-name="T1">#_ </text:span></text:p>
      <text:list xml:id="list5181398515755153882" text:style-name="L1">
        <text:list-item>
          <text:p text:style-name="P39">REVIEW </text:p>
        </text:list-item>
        <text:list-item>
          <text:p text:style-name="P39">TASK : TASKS-26 (==&gt; the task code)</text:p>
          <text:list>
            <text:list-item>
              <text:list>
                <text:list-item>
                  <text:p text:style-name="P39">E:\fx</text:p>
                  <text:list>
                    <text:list-item>
                      <text:p text:style-name="P39">20200903_093746[eap-2.id-1].[AUDJPY-5].dir</text:p>
                    </text:list-item>
                    <text:list-item>
                      <text:p text:style-name="P85">20200904_094441[eap-2.id-1].[AUDJPY-5].dir</text:p>
                    </text:list-item>
                    <text:list-item>
                      <text:p text:style-name="P85"><text:soft-page-break/>20200904_221423[eap-2.id-1].[USDJPY-5].dir</text:p>
                    </text:list-item>
                  </text:list>
                </text:list-item>
                <text:list-item>
                  <text:p text:style-name="P39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39"><text:span text:style-name="T1">#_ </text:span>T-1.1 : 20200903_093746[eap-2.id-1].[AUDJPY-5].dir </text:p>
              <text:list>
                <text:list-item>
                  <text:p text:style-name="P39"/>
                </text:list-item>
              </text:list>
            </text:list-item>
          </text:list>
        </text:list-item>
      </text:list>
      <text:p text:style-name="P7">[next]</text:p>
      <text:list xml:id="list3041803851960969794" text:style-name="L2">
        <text:list-item>
          <text:p text:style-name="P40">TASK : TASKS-26 (==&gt; the task code)</text:p>
          <text:list>
            <text:list-item>
              <text:list>
                <text:list-item>
                  <text:p text:style-name="P40">E:\fx</text:p>
                  <text:list>
                    <text:list-item>
                      <text:p text:style-name="P40">20200904_094441[eap-2.id-1].[AUDJPY-5].dir</text:p>
                    </text:list-item>
                    <text:list-item>
                      <text:p text:style-name="P40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1_181429</text:span></text:p>
      <text:p text:style-name="P7"/>
      <text:p text:style-name="P12"/>
      <text:p text:style-name="P16"><text:span text:style-name="T7">6.2.4_14</text:span><text:span text:style-name="T6">---------------------------------------------------------------------------</text:span></text:p>
      <text:p text:style-name="P19">[15] res free# JVEMV6 44#6.2_X / 44. currency / 6. obs / 2. demo result data / 20200912_104905</text:p>
      <text:p text:style-name="P7"/>
      <text:p text:style-name="P7">[do] <text:span text:style-name="T1">#_ </text:span></text:p>
      <text:list xml:id="list1943841836460778347" text:style-name="L3">
        <text:list-item>
          <text:p text:style-name="P41">REVIEW </text:p>
        </text:list-item>
        <text:list-item>
          <text:p text:style-name="P41">TASK : TASKS-26 (==&gt; the task code)</text:p>
          <text:list>
            <text:list-item>
              <text:list>
                <text:list-item>
                  <text:p text:style-name="P41">E:\fx</text:p>
                  <text:list>
                    <text:list-item>
                      <text:p text:style-name="P41"><text:soft-page-break/><text:span text:style-name="T1">#_ </text:span>20200904_094441[eap-2.id-1].[AUDJPY-5].dir</text:p>
                    </text:list-item>
                    <text:list-item>
                      <text:p text:style-name="P41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41"><text:span text:style-name="T1">#_ </text:span>T-1.1 : 20200904_094441[eap-2.id-1].[AUDJPY-5].dir </text:p>
            </text:list-item>
            <text:list-item>
              <text:p text:style-name="P41"><text:span text:style-name="T1">#_ </text:span>T-1.2 : 20200904_221423[eap-2.id-1].[USDJPY-5].dir </text:p>
            </text:list-item>
            <text:list-item>
              <text:p text:style-name="P41"/>
            </text:list-item>
          </text:list>
        </text:list-item>
      </text:list>
      <text:p text:style-name="P7">[next]</text:p>
      <text:list xml:id="list6415784874364708286" text:style-name="L4">
        <text:list-item>
          <text:p text:style-name="P42">TASK</text:p>
          <text:list>
            <text:list-item>
              <text:list>
                <text:list-item>
                  <text:p text:style-name="P42">20200907_140329[eap-2.id-1].[AUDJPY-5].dir</text:p>
                </text:list-item>
                <text:list-item>
                  <text:p text:style-name="P42">20200907_143149[eap-2.id-1].[AUDJPY-5].dir</text:p>
                </text:list-item>
                <text:list-item>
                  <text:p text:style-name="P42">20200908_094814[eap-2.id-1].[AUDJPY-5].dir</text:p>
                </text:list-item>
                <text:list-item>
                  <text:p text:style-name="P42">20200909_091350[eap-2.id-1].[AUDJPY-5].dir</text:p>
                </text:list-item>
                <text:list-item>
                  <text:p text:style-name="P42">20200910_093925[eap-2.id-1].[USDJPY-5].dir</text:p>
                </text:list-item>
                <text:list-item>
                  <text:p text:style-name="P42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2_112727</text:span></text:p>
      <text:p text:style-name="P12"/>
      <text:p text:style-name="P16"><text:span text:style-name="T7">13.48_X</text:span><text:span text:style-name="T6">---------------------------------------------------------------------------</text:span></text:p>
      <text:p text:style-name="P19">[1] res free# JVEMV6 44#13.48_X / 44. currency / 13. tasks / 48. comment-out:ea-6 / 20200913_110315</text:p>
      <text:p text:style-name="P9"/>
      <text:p text:style-name="P7">[do] <text:span text:style-name="T1">#_ </text:span></text:p>
      <text:list xml:id="list2618208072039975131" text:style-name="L5">
        <text:list-item>
          <text:p text:style-name="P43">REVIEW </text:p>
        </text:list-item>
        <text:list-item>
          <text:p text:style-name="P43">TASK-1</text:p>
          <text:list>
            <text:list-item>
              <text:list>
                <text:list-item>
                  <text:p text:style-name="P43">C:\Users\iwabuchiken\AppData\Roaming\MetaQuotes\Ter<text:soft-page-break/>minal\34B08C83A5AAE27A4079DE708E60511E\MQL4\Experts\labs\44_11.3_ea\44_11.3.2_ea-6\ea-6.mq4</text:p>
                </text:list-item>
                <text:list-item>
                  <text:p text:style-name="P43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43">T-1.1</text:p>
              <text:list>
                <text:list-item>
                  <text:p text:style-name="P43">lines</text:p>
                  <text:list>
                    <text:list-item>
                      <text:p text:style-name="P43"><text:span text:style-name="T1">#_ </text:span>326</text:p>
                    </text:list-item>
                    <text:list-item>
                      <text:p text:style-name="P43"><text:span text:style-name="T1">#_ </text:span>619 </text:p>
                    </text:list-item>
                    <text:list-item>
                      <text:p text:style-name="P43"><text:span text:style-name="T1">#_ </text:span>288</text:p>
                    </text:list-item>
                    <text:list-item>
                      <text:p text:style-name="P43"><text:span text:style-name="T1">#_ </text:span>1507</text:p>
                    </text:list-item>
                    <text:list-item>
                      <text:p text:style-name="P43"><text:span text:style-name="T1">#_ </text:span>1518</text:p>
                    </text:list-item>
                  </text:list>
                </text:list-item>
                <text:list-item>
                  <text:p text:style-name="P43"><text:span text:style-name="T1">#_ </text:span>compile</text:p>
                </text:list-item>
              </text:list>
            </text:list-item>
          </text:list>
        </text:list-item>
      </text:list>
      <text:p text:style-name="P7">[next]</text:p>
      <text:list xml:id="list5561693431433404315" text:style-name="L6">
        <text:list-item>
          <text:p text:style-name="P44">TASK : COMP</text:p>
        </text:list-item>
      </text:list>
      <text:p text:style-name="P7">[further]</text:p>
      <text:p text:style-name="P7"><text:line-break/><text:span text:style-name="T15">[/ XXX] 20200913_112252</text:span></text:p>
      <text:p text:style-name="P9"/>
      <text:p text:style-name="P12"/>
      <text:p text:style-name="P9"/>
      <text:p text:style-name="P16"><text:span text:style-name="T7">6.2.4_15</text:span><text:span text:style-name="T6">---------------------------------------------------------------------------</text:span></text:p>
      <text:p text:style-name="P19">[16] res free# JVEMV6 44#6.2_X / 44. currency / 6. obs / 2. <text:soft-page-break/>demo result data / 20200913_112259</text:p>
      <text:p text:style-name="P7"/>
      <text:p text:style-name="P7">[do] <text:span text:style-name="T1">#_ </text:span></text:p>
      <text:list xml:id="list2771550813535225432" text:style-name="L7">
        <text:list-item>
          <text:p text:style-name="P45">REVIEW </text:p>
        </text:list-item>
        <text:list-item>
          <text:p text:style-name="P45">TASK</text:p>
          <text:list>
            <text:list-item>
              <text:list>
                <text:list-item>
                  <text:p text:style-name="P86">20200907_140329[eap-2.id-1].[AUDJPY-5].dir</text:p>
                </text:list-item>
                <text:list-item>
                  <text:p text:style-name="P45">20200907_143149[eap-2.id-1].[AUDJPY-5].dir</text:p>
                </text:list-item>
                <text:list-item>
                  <text:p text:style-name="P45">20200908_094814[eap-2.id-1].[AUDJPY-5].dir</text:p>
                </text:list-item>
                <text:list-item>
                  <text:p text:style-name="P45">20200909_091350[eap-2.id-1].[AUDJPY-5].dir</text:p>
                </text:list-item>
                <text:list-item>
                  <text:p text:style-name="P45">20200910_093925[eap-2.id-1].[USDJPY-5].dir</text:p>
                </text:list-item>
                <text:list-item>
                  <text:p text:style-name="P45">20200911_181722[eap-2.id-1].[USDJPY-5].dir</text:p>
                </text:list-item>
              </text:list>
            </text:list-item>
            <text:list-item>
              <text:p text:style-name="P45"><text:span text:style-name="T1">#_ </text:span>T-1.1 : 20200907_143149[eap-2.id-1].[AUDJPY-5].dir</text:p>
              <text:list>
                <text:list-item>
                  <text:p text:style-name="P45">20200908_094814[eap-2.id-1].[AUDJPY-5].dir</text:p>
                </text:list-item>
              </text:list>
            </text:list-item>
          </text:list>
        </text:list-item>
      </text:list>
      <text:p text:style-name="P7">[next]</text:p>
      <text:list xml:id="list3531458322475674623" text:style-name="L8">
        <text:list-item>
          <text:p text:style-name="P46">TASK</text:p>
          <text:list>
            <text:list-item>
              <text:list>
                <text:list-item>
                  <text:p text:style-name="P46">20200907_143149[eap-2.id-1].[AUDJPY-5].dir</text:p>
                </text:list-item>
                <text:list-item>
                  <text:p text:style-name="P46">20200908_094814[eap-2.id-1].[AUDJPY-5].dir</text:p>
                </text:list-item>
                <text:list-item>
                  <text:p text:style-name="P46">20200909_091350[eap-2.id-1].[AUDJPY-5].dir</text:p>
                </text:list-item>
                <text:list-item>
                  <text:p text:style-name="P46">20200910_093925[eap-2.id-1].[USDJPY-5].dir</text:p>
                </text:list-item>
                <text:list-item>
                  <text:p text:style-name="P46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3_115631</text:span></text:p>
      <text:p text:style-name="P7"/>
      <text:p text:style-name="P12"/>
      <text:p text:style-name="P7"><text:soft-page-break/></text:p>
      <text:p text:style-name="P16"><text:span text:style-name="T7">6.2.4_15</text:span><text:span text:style-name="T6">---------------------------------------------------------------------------</text:span></text:p>
      <text:p text:style-name="P19">[16] res free# JVEMV6 44#6.2_X / 44. currency / 6. obs / 2. demo result data / 20200914_112743</text:p>
      <text:p text:style-name="P7"/>
      <text:p text:style-name="P7">[do] <text:span text:style-name="T1">#_ </text:span></text:p>
      <text:list xml:id="list6793072535821929608" text:style-name="L9">
        <text:list-item>
          <text:p text:style-name="P47">REVIEW </text:p>
        </text:list-item>
        <text:list-item>
          <text:p text:style-name="P47">TASK</text:p>
          <text:list>
            <text:list-item>
              <text:list>
                <text:list-item>
                  <text:p text:style-name="P87">20200907_143149[eap-2.id-1].[AUDJPY-5].dir</text:p>
                </text:list-item>
                <text:list-item>
                  <text:p text:style-name="P90">20200908_094814[eap-2.id-1].[AUDJPY-5].dir</text:p>
                </text:list-item>
                <text:list-item>
                  <text:p text:style-name="P90">20200909_091350[eap-2.id-1].[AUDJPY-5].dir</text:p>
                </text:list-item>
                <text:list-item>
                  <text:p text:style-name="P97">20200910_093925[eap-2.id-1].[USDJPY-5].dir</text:p>
                </text:list-item>
                <text:list-item>
                  <text:p text:style-name="P97">20200911_181722[eap-2.id-1].[USDJPY-5].dir</text:p>
                </text:list-item>
              </text:list>
            </text:list-item>
            <text:list-item>
              <text:p text:style-name="P47"><text:span text:style-name="T1">#_ </text:span>T-1.1 : 20200908_094814[eap-2.id-1].[AUDJPY-5].dir </text:p>
            </text:list-item>
            <text:list-item>
              <text:p text:style-name="P47"><text:span text:style-name="T1">#_ </text:span>20200909_091350[eap-2.id-1].[AUDJPY-5].dir </text:p>
            </text:list-item>
            <text:list-item>
              <text:p text:style-name="P47"/>
            </text:list-item>
          </text:list>
        </text:list-item>
      </text:list>
      <text:p text:style-name="P7">[next]</text:p>
      <text:list xml:id="list2235445207530953827" text:style-name="L10">
        <text:list-item>
          <text:p text:style-name="P48">TASK</text:p>
          <text:list>
            <text:list-item>
              <text:list>
                <text:list-item>
                  <text:p text:style-name="P48">20200910_093925[eap-2.id-1].[USDJPY-5].dir</text:p>
                </text:list-item>
                <text:list-item>
                  <text:p text:style-name="P48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4_121652</text:span></text:p>
      <text:p text:style-name="P7"/>
      <text:p text:style-name="P12"/>
      <text:p text:style-name="P7"><text:soft-page-break/></text:p>
      <text:p text:style-name="P16"><text:span text:style-name="T7">6.2.4_16</text:span><text:span text:style-name="T6">---------------------------------------------------------------------------</text:span></text:p>
      <text:p text:style-name="P19">[17] res free# JVEMV6 44#6.2_X / 44. currency / 6. obs / 2. demo result data / 20200915_163237</text:p>
      <text:p text:style-name="P7"/>
      <text:p text:style-name="P7">[do] <text:span text:style-name="T1">#_ </text:span></text:p>
      <text:list xml:id="list974468634693627099" text:style-name="L11">
        <text:list-item>
          <text:p text:style-name="P49">REVIEW </text:p>
        </text:list-item>
        <text:list-item>
          <text:p text:style-name="P49"><text:span text:style-name="T1">#_ </text:span>SEG-1 : TASKS-48.1</text:p>
          <text:list>
            <text:list-item>
              <text:p text:style-name="P49">S-1.1</text:p>
              <text:list>
                <text:list-item>
                  <text:p text:style-name="P49">==&gt; OK</text:p>
                </text:list-item>
              </text:list>
            </text:list-item>
          </text:list>
        </text:list-item>
        <text:list-item>
          <text:p text:style-name="P49">TASK-1 </text:p>
          <text:list>
            <text:list-item>
              <text:list>
                <text:list-item>
                  <text:p text:style-name="P49"><text:span text:style-name="T1">#_ </text:span>20200910_093925[eap-2.id-1].[USDJPY-5].dir</text:p>
                </text:list-item>
                <text:list-item>
                  <text:p text:style-name="P88">20200911_181722[eap-2.id-1].[USDJPY-5].dir</text:p>
                </text:list-item>
              </text:list>
            </text:list-item>
          </text:list>
        </text:list-item>
      </text:list>
      <text:p text:style-name="P7">[next]</text:p>
      <text:list xml:id="list8475398657574781679" text:style-name="L12">
        <text:list-item>
          <text:p text:style-name="P50">TASK</text:p>
          <text:list>
            <text:list-item>
              <text:list>
                <text:list-item>
                  <text:p text:style-name="P50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5_175719</text:span></text:p>
      <text:p text:style-name="P7"/>
      <text:p text:style-name="P12"/>
      <text:p text:style-name="P7"/>
      <text:p text:style-name="P16"><text:span text:style-name="T7">6.2.4_17</text:span><text:span text:style-name="T6">---------------------------------------------------------------------------</text:span></text:p>
      <text:p text:style-name="P19">[18] res free# JVEMV6 44#6.2_X / 44. currency / 6. obs / 2. demo result data / 20200916_131234</text:p>
      <text:p text:style-name="P7"><text:soft-page-break/></text:p>
      <text:p text:style-name="P7">[do] <text:span text:style-name="T1">#_ </text:span></text:p>
      <text:list xml:id="list4360659226124726848" text:style-name="L13">
        <text:list-item>
          <text:p text:style-name="P51">REVIEW </text:p>
        </text:list-item>
        <text:list-item>
          <text:p text:style-name="P51"><text:span text:style-name="T1">#_ </text:span>TASK-1 </text:p>
          <text:list>
            <text:list-item>
              <text:list>
                <text:list-item>
                  <text:p text:style-name="P51">20200911_181722[eap-2.id-1].[USDJPY-5].dir</text:p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51"><text:span text:style-name="T1">#_ </text:span>PROBLEM : “\app\Lib\utils\libfx.php (line 968) '$cntOf_TRs : 0'”</text:p>
                  <text:list>
                    <text:list-item>
                      <text:p text:style-name="P51">TRY-1 : review ==&gt; tickets-data list items → in statement file ?</text:p>
                      <text:list>
                        <text:list-item>
                          <text:p text:style-name="P51">==&gt; YES</text:p>
                        </text:list-item>
                      </text:list>
                    </text:list-item>
                    <text:list-item>
                      <text:p text:style-name="P51"><text:span text:style-name="T1">#_ </text:span>TRY-1.1 : statement file ==&gt; 9/11 and 9/10</text:p>
                      <text:list>
                        <text:list-item>
                          <text:p text:style-name="P51">9/10<text:tab/>==&gt; DetailedStatement.[u-j,M5,sell].[id=20117981].[20200913_112022].htm</text:p>
                        </text:list-item>
                        <text:list-item>
                          <text:p text:style-name="P51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51"><text:span text:style-name="T1">#_ </text:span>TRY-1.2 : 9/10 ==&gt; re-gen combined </text:p>
                      <text:list>
                        <text:list-item>
                          <text:p text:style-name="P51"><text:span text:style-name="T1">#_ </text:span>DUP : odt file</text:p>
                        </text:list-item>
                        <text:list-item>
                          <text:p text:style-name="P51"><text:span text:style-name="T1">#_ </text:span>search : #20200910_093925[eap-2.id-1].[USDJPY-5].dir ==&gt; <text:span text:style-name="T20">#20200916_133148</text:span></text:p>
                        </text:list-item>
                        <text:list-item>
                          <text:p text:style-name="P84">folder ==&gt; back to …/Logs</text:p>
                        </text:list-item>
                        <text:list-item>
                          <text:p text:style-name="P84">url ==&gt; access</text:p>
                        </text:list-item>
                        <text:list-item>
                          <text:p text:style-name="P84">==&gt; gen-ed</text:p>
                        </text:list-item>
                      </text:list>
                    </text:list-item>
                    <text:list-item>
                      <text:p text:style-name="P51"><text:span text:style-name="T1">#_ </text:span><text:span text:style-name="T20">FOUND : html output ==&gt; “'count($lo_LineOf_Ticket_Data) : 98'”</text:span></text:p>
                    </text:list-item>
                    <text:list-item>
                      <text:p text:style-name="P51"><text:span text:style-name="T1">#_ </text:span><text:span text:style-name="T20">TRY-2 : review ==&gt; [ea-6_tester-1].(20200911_181722).</text:span><text:span text:style-name="T20">(tickets-data).log</text:span></text:p>
                      <text:list>
                        <text:list-item>
                          <text:p text:style-name="P84"><text:soft-page-break/>compare with : [ea-6_tester-1].(20200910_093925).(tickets-data).log</text:p>
                        </text:list-item>
                        <text:list-item>
                          <text:p text:style-name="P84">===&gt; no diff</text:p>
                        </text:list-item>
                      </text:list>
                    </text:list-item>
                    <text:list-item>
                      <text:p text:style-name="P84">TRY-3 : review ==&gt; “\lib_fx_admin.php (line 1404)”</text:p>
                      <text:list>
                        <text:list-item>
                          <text:p text:style-name="P51"><text:span text:style-name="T20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http://localhost/Eclipse_Luna/Cake_IFM11/fx_utilities/util_3__Gen_Trading_Result_List?param_Dpath_File_Tickets_Data=C</text:span></text:a><text:span text:style-name="T20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51"><text:span text:style-name="T1">#_ </text:span><text:span text:style-name="T20">TRY-4 : fix the params, re-access</text:span></text:p>
                      <text:list>
                        <text:list-item>
                          <text:p text:style-name="P51"><text:span text:style-name="T20">fixed url : http://localhost/Eclipse_Luna/Cake_IFM11/fx_utilities/util_3__Gen_Trading_Result_List?param_Dpath_File_Tickets_Data=C:\Users\iwabuchiken\AppData\Roaming\MetaQuotes\Terminal\34B08C83A5AAE27A4079DE708E60511E\MQL4\Files\Logs\20200911_181722[eap-2.id-1].[USDJPY-5].dir&amp;param_Fname_File_Tickets_Data=[ea-6_tester-1].</text:span><text:span text:style-name="T20">(20200911_181722).(tickets-data).log&amp;param_Fname_File_Statement=DetailedStateme</text:span><text:soft-page-break/><text:span text:style-name="T20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84">===&gt; gen-ed</text:p>
                        </text:list-item>
                      </text:list>
                    </text:list-item>
                    <text:list-item>
                      <text:p text:style-name="P89">TRY-X : eclipse task : 44#fx-fix_in-44#6.2_combined-not-created-properly/1~</text:p>
                      <text:list>
                        <text:list-item>
                          <text:p text:style-name="P89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51"><text:s text:c="2"/></text:p>
                </text:list-item>
              </text:list>
            </text:list-item>
          </text:list>
        </text:list-item>
      </text:list>
      <text:p text:style-name="P7">[next]</text:p>
      <text:list xml:id="list7428198364249679013" text:style-name="L14">
        <text:list-item>
          <text:p text:style-name="P52">TASK</text:p>
          <text:list>
            <text:list-item>
              <text:list>
                <text:list-item>
                  <text:p text:style-name="P52">20200914_095555[eap-2.id-1].[USDJPY-5].dir</text:p>
                </text:list-item>
                <text:list-item>
                  <text:p text:style-name="P52">20200915_163128[eap-2.id-1].[USDJPY-5].dir</text:p>
                </text:list-item>
                <text:list-item>
                  <text:p text:style-name="P52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2"/>
      <text:p text:style-name="P7"/>
      <text:p text:style-name="P16"><text:span text:style-name="T7">6.2.4_18</text:span><text:span text:style-name="T6">---------------------------------------------------------------------------</text:span></text:p>
      <text:p text:style-name="P19">[19] res free# JVEMV6 44#6.2_X / 44. currency / 6. obs / 2. demo result data / 20200917_104504</text:p>
      <text:p text:style-name="P7"/>
      <text:p text:style-name="P7">[do] <text:span text:style-name="T1">#_ </text:span></text:p>
      <text:list xml:id="list1623221772248673143" text:style-name="L15">
        <text:list-item>
          <text:p text:style-name="P53"><text:soft-page-break/>REVIEW </text:p>
        </text:list-item>
        <text:list-item>
          <text:p text:style-name="P53">TASK-1</text:p>
          <text:list>
            <text:list-item>
              <text:list>
                <text:list-item>
                  <text:p text:style-name="P91">20200914_095555[eap-2.id-1].[USDJPY-5].dir</text:p>
                </text:list-item>
                <text:list-item>
                  <text:p text:style-name="P98">20200915_163128[eap-2.id-1].[USDJPY-5].dir</text:p>
                </text:list-item>
                <text:list-item>
                  <text:p text:style-name="P98">20200916_094242[eap-2.id-1].[USDJPY-5].dir</text:p>
                </text:list-item>
              </text:list>
            </text:list-item>
            <text:list-item>
              <text:p text:style-name="P53"><text:span text:style-name="T1">#_ </text:span>T-1.1 : 20200914_095555[eap-2.id-1].[USDJPY-5].dir </text:p>
            </text:list-item>
            <text:list-item>
              <text:p text:style-name="P53"/>
            </text:list-item>
          </text:list>
        </text:list-item>
      </text:list>
      <text:p text:style-name="P7">[next]</text:p>
      <text:list xml:id="list9059276382984039338" text:style-name="L16">
        <text:list-item>
          <text:p text:style-name="P54">TASK</text:p>
          <text:list>
            <text:list-item>
              <text:list>
                <text:list-item>
                  <text:p text:style-name="P54">20200915_163128[eap-2.id-1].[USDJPY-5].dir</text:p>
                </text:list-item>
                <text:list-item>
                  <text:p text:style-name="P54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2"/>
      <text:p text:style-name="P16"><text:span text:style-name="T7">6.2.4_19</text:span><text:span text:style-name="T6">---------------------------------------------------------------------------</text:span></text:p>
      <text:p text:style-name="P19">[20] res free# JVEMV6 44#6.2_X / 44. currency / 6. obs / 2. demo result data / 20200918_121859</text:p>
      <text:p text:style-name="P7"/>
      <text:p text:style-name="P7">[do] <text:span text:style-name="T1">#_ </text:span></text:p>
      <text:list xml:id="list548822778065405329" text:style-name="L17">
        <text:list-item>
          <text:p text:style-name="P55">REVIEW </text:p>
        </text:list-item>
        <text:list-item>
          <text:p text:style-name="P55">TASK-1</text:p>
          <text:list>
            <text:list-item>
              <text:list>
                <text:list-item>
                  <text:p text:style-name="P92">20200915_163128[eap-2.id-1].[USDJPY-5].dir</text:p>
                </text:list-item>
                <text:list-item>
                  <text:p text:style-name="P55">20200916_094242[eap-2.id-1].[USDJPY-5].dir</text:p>
                </text:list-item>
              </text:list>
            </text:list-item>
            <text:list-item>
              <text:p text:style-name="P55"><text:soft-page-break/>T-1.1 : 20200915_163128[eap-2.id-1].[USDJPY-5].dir</text:p>
            </text:list-item>
            <text:list-item>
              <text:p text:style-name="P55"/>
            </text:list-item>
          </text:list>
        </text:list-item>
      </text:list>
      <text:p text:style-name="P7">[next]</text:p>
      <text:list xml:id="list6153149052158052139" text:style-name="L18">
        <text:list-item>
          <text:p text:style-name="P56">TASK</text:p>
          <text:list>
            <text:list-item>
              <text:list>
                <text:list-item>
                  <text:p text:style-name="P56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8_121842</text:span></text:p>
      <text:p text:style-name="P7"/>
      <text:p text:style-name="P12"/>
      <text:p text:style-name="P7"/>
      <text:p text:style-name="P16"><text:span text:style-name="T7">6.2.4_20</text:span><text:span text:style-name="T6">---------------------------------------------------------------------------</text:span></text:p>
      <text:p text:style-name="P19">[21] res free# JVEMV6 44#6.2_X / 44. currency / 6. obs / 2. demo result data / 20200919_103615</text:p>
      <text:p text:style-name="P7"/>
      <text:p text:style-name="P7">[do] <text:span text:style-name="T1">#_ </text:span></text:p>
      <text:list xml:id="list5827875412468771079" text:style-name="L19">
        <text:list-item>
          <text:p text:style-name="P57">REVIEW </text:p>
        </text:list-item>
        <text:list-item>
          <text:p text:style-name="P57">TASK-1 </text:p>
          <text:list>
            <text:list-item>
              <text:list>
                <text:list-item>
                  <text:p text:style-name="P93">20200916_094242[eap-2.id-1].[USDJPY-5].dir</text:p>
                </text:list-item>
              </text:list>
            </text:list-item>
            <text:list-item>
              <text:p text:style-name="P57"/>
            </text:list-item>
          </text:list>
        </text:list-item>
      </text:list>
      <text:p text:style-name="P7">[next]</text:p>
      <text:list xml:id="list1130970206208541004" text:style-name="L20">
        <text:list-item>
          <text:p text:style-name="P58">TASK</text:p>
          <text:list>
            <text:list-item>
              <text:list>
                <text:list-item>
                  <text:p text:style-name="P58">20200917_083009[eap-2.id-1].[USDJPY-5].dir</text:p>
                </text:list-item>
                <text:list-item>
                  <text:p text:style-name="P58">20200918_084904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soft-page-break/><text:line-break/><text:span text:style-name="T15">[/ XXX] 20200919_114726</text:span></text:p>
      <text:p text:style-name="P7"/>
      <text:p text:style-name="P12"/>
      <text:p text:style-name="P16"><text:span text:style-name="T7">6.2.4_21</text:span><text:span text:style-name="T6">---------------------------------------------------------------------------</text:span></text:p>
      <text:p text:style-name="P19">[22] res free# JVEMV6 44#6.2_X / 44. currency / 6. obs / 2. demo result data / 20200920_130626</text:p>
      <text:p text:style-name="P7"/>
      <text:p text:style-name="P7">[do] <text:span text:style-name="T1">#_ </text:span></text:p>
      <text:list xml:id="list588504730883947001" text:style-name="L21">
        <text:list-item>
          <text:p text:style-name="P59">REVIEW </text:p>
        </text:list-item>
        <text:list-item>
          <text:p text:style-name="P59">TASK-1</text:p>
          <text:list>
            <text:list-item>
              <text:list>
                <text:list-item>
                  <text:p text:style-name="P94">20200917_083009[eap-2.id-1].[USDJPY-5].dir</text:p>
                </text:list-item>
                <text:list-item>
                  <text:p text:style-name="P94">20200918_084904[eap-2.id-1].[USDJPY-5].dir</text:p>
                </text:list-item>
              </text:list>
            </text:list-item>
            <text:list-item>
              <text:p text:style-name="P59">T-1.1 : 20200917_083009[eap-2.id-1].[USDJPY-5].dir 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1582144" text:continue-numbering="true" text:style-name="L21">
        <text:list-item>
          <text:list>
            <text:list-item>
              <text:p text:style-name="P59"/>
            </text:list-item>
            <text:list-item>
              <text:p text:style-name="P59"/>
            </text:list-item>
          </text:list>
        </text:list-item>
      </text:list>
      <text:p text:style-name="P7">[next]</text:p>
      <text:list xml:id="list7999712572516291633" text:style-name="L22">
        <text:list-item>
          <text:p text:style-name="P60"/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2"/>
      <text:p text:style-name="P16"><text:soft-page-break/><text:span text:style-name="T7">6.2.4_22</text:span><text:span text:style-name="T6">---------------------------------------------------------------------------</text:span></text:p>
      <text:p text:style-name="P19">[23] res free# JVEMV6 44#6.2_X / 44. currency / 6. obs / 2. demo result data / 20200921_140657</text:p>
      <text:p text:style-name="P7"/>
      <text:p text:style-name="P7">[do] <text:span text:style-name="T1">#_ </text:span></text:p>
      <text:list xml:id="list6539989593435242034" text:style-name="L23">
        <text:list-item>
          <text:p text:style-name="P61">REVIEW </text:p>
        </text:list-item>
        <text:list-item>
          <text:p text:style-name="P61">TASK-1</text:p>
          <text:list>
            <text:list-item>
              <text:list>
                <text:list-item>
                  <text:p text:style-name="P61">20200918_084904[eap-2.id-1].[USDJPY-5].dir</text:p>
                </text:list-item>
              </text:list>
            </text:list-item>
          </text:list>
        </text:list-item>
      </text:list>
      <text:p text:style-name="P7">[next]</text:p>
      <text:list xml:id="list4911869587549512240" text:style-name="L24">
        <text:list-item>
          <text:p text:style-name="P62">TASK : 9/18, u/j, m5, sell </text:p>
          <text:list>
            <text:list-item>
              <text:p text:style-name="P62">==&gt; prev 4 consecu-down → graphing</text:p>
            </text:list-item>
          </text:list>
        </text:list-item>
        <text:list-item>
          <text:p text:style-name="P62">TASK-2</text:p>
          <text:list>
            <text:list-item>
              <text:p text:style-name="P62">a/j, m5, sell (sdcard)</text:p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2"/>
      <text:p text:style-name="P16"><text:span text:style-name="T7">6.2.4_22</text:span><text:span text:style-name="T6">---------------------------------------------------------------------------</text:span></text:p>
      <text:p text:style-name="P19">[23] res free# JVEMV6 44#6.2_X / 44. currency / 6. obs / 2. demo result data / 20200922_110102</text:p>
      <text:p text:style-name="P7"/>
      <text:p text:style-name="P7">[do] <text:span text:style-name="T1">#_ </text:span></text:p>
      <text:list xml:id="list3195192622066962929" text:style-name="L25">
        <text:list-item>
          <text:p text:style-name="P63">REVIEW </text:p>
        </text:list-item>
        <text:list-item>
          <text:p text:style-name="P63"><text:span text:style-name="T1">#_ </text:span>TASK : 9/18, u/j, m5, sell</text:p>
          <text:list>
            <text:list-item>
              <text:list>
                <text:list-item>
                  <text:p text:style-name="P63"><text:soft-page-break/>==&gt; prev 4 consecu-<text:span text:style-name="T21">down</text:span> up → graphing</text:p>
                </text:list-item>
              </text:list>
            </text:list-item>
            <text:list-item>
              <text:p text:style-name="P63">T-1.1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6.A2" office:value-type="string">
            <text:p text:style-name="P2"/>
          </table:table-cell>
        </table:table-row>
      </table:table>
      <text:list xml:id="list31592396" text:continue-numbering="true" text:style-name="L25">
        <text:list-item>
          <text:list>
            <text:list-item>
              <text:list>
                <text:list-item>
                  <text:p text:style-name="P63"/>
                </text:list-item>
              </text:list>
            </text:list-item>
          </text:list>
        </text:list-item>
        <text:list-item>
          <text:p text:style-name="P63">TASK-2</text:p>
          <text:list>
            <text:list-item>
              <text:p text:style-name="P63">a/j, m5, sell (sdcard)</text:p>
              <text:list>
                <text:list-item>
                  <text:p text:style-name="P95">20200907_134721[eap-2.id-1].[AUDJPY-5].dir</text:p>
                </text:list-item>
                <text:list-item>
                  <text:p text:style-name="P63">20200908_103526[eap-2.id-1].[AUDJPY-5].dir</text:p>
                </text:list-item>
                <text:list-item>
                  <text:p text:style-name="P63">20200909_115319[eap-2.id-1].[AUDJPY-5].dir</text:p>
                </text:list-item>
                <text:list-item>
                  <text:p text:style-name="P63">20200910_093548[eap-2.id-1].[AUDJPY-5].dir</text:p>
                </text:list-item>
                <text:list-item>
                  <text:p text:style-name="P63">20200911_045656[eap-2.id-1].[AUDJPY-5].dir</text:p>
                </text:list-item>
                <text:list-item>
                  <text:p text:style-name="P63">20200914_094747[eap-2.id-1].[AUDJPY-5].dir</text:p>
                </text:list-item>
                <text:list-item>
                  <text:p text:style-name="P63">20200915_045322[eap-2.id-1].[AUDJPY-5].dir</text:p>
                </text:list-item>
                <text:list-item>
                  <text:p text:style-name="P63">20200916_143622[eap-2.id-1].[AUDJPY-5].dir</text:p>
                </text:list-item>
                <text:list-item>
                  <text:p text:style-name="P63">20200917_082627[eap-2.id-1].[AUDJPY-5].dir</text:p>
                </text:list-item>
                <text:list-item>
                  <text:p text:style-name="P63">20200918_084824[eap-2.id-1].[AUDJPY-5].dir</text:p>
                </text:list-item>
              </text:list>
            </text:list-item>
            <text:list-item>
              <text:p text:style-name="P63"><text:span text:style-name="T1">#_ </text:span>T-2.1 : 20200907_134721[eap-2.id-1].[AUDJPY-5].dir</text:p>
            </text:list-item>
          </text:list>
        </text:list-item>
        <text:list-item>
          <text:p text:style-name="P63">[further]</text:p>
        </text:list-item>
      </text:list>
      <text:p text:style-name="P7">[next]</text:p>
      <text:list xml:id="list3980216746953427736" text:style-name="L26">
        <text:list-item>
          <text:p text:style-name="P64">TASK</text:p>
          <text:list>
            <text:list-item>
              <text:list>
                <text:list-item>
                  <text:p text:style-name="P96">20200908_103526[eap-2.id-1].[AUDJPY-5].dir</text:p>
                </text:list-item>
                <text:list-item>
                  <text:p text:style-name="P64">20200909_115319[eap-2.id-1].[AUDJPY-5].dir</text:p>
                </text:list-item>
                <text:list-item>
                  <text:p text:style-name="P64">20200910_093548[eap-2.id-1].[AUDJPY-5].dir</text:p>
                </text:list-item>
                <text:list-item>
                  <text:p text:style-name="P64">20200911_045656[eap-2.id-1].[AUDJPY-5].dir</text:p>
                </text:list-item>
                <text:list-item>
                  <text:p text:style-name="P64">20200914_094747[eap-2.id-1].[AUDJPY-5].dir</text:p>
                </text:list-item>
                <text:list-item>
                  <text:p text:style-name="P64"><text:soft-page-break/>20200915_045322[eap-2.id-1].[AUDJPY-5].dir</text:p>
                </text:list-item>
                <text:list-item>
                  <text:p text:style-name="P64">20200916_143622[eap-2.id-1].[AUDJPY-5].dir</text:p>
                </text:list-item>
                <text:list-item>
                  <text:p text:style-name="P64">20200917_082627[eap-2.id-1].[AUDJPY-5].dir</text:p>
                </text:list-item>
                <text:list-item>
                  <text:p text:style-name="P64">20200918_084824[eap-2.id-1].[AU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2"/>
      <text:p text:style-name="P16"><text:span text:style-name="T7">6.2.4_X</text:span><text:span text:style-name="T6">---------------------------------------------------------------------------</text:span></text:p>
      <text:p text:style-name="P19">[1] res free# JVEMV6 44#TASKS_49 / 44. currency / TASKS-49. combined-list-gen-stats / 20200924_112321</text:p>
      <text:p text:style-name="P11"/>
      <text:p text:style-name="P7">[do] <text:span text:style-name="T1">#_ </text:span></text:p>
      <text:list xml:id="list7988754037015503864" text:style-name="L27">
        <text:list-item>
          <text:p text:style-name="P65">REVIEW </text:p>
        </text:list-item>
        <text:list-item>
          <text:p text:style-name="P65">TASK-1</text:p>
          <text:list>
            <text:list-item>
              <text:p text:style-name="P65"><text:span text:style-name="T1">#_ </text:span>T-1.1 : re-look codes</text:p>
            </text:list-item>
            <text:list-item>
              <text:p text:style-name="P65"><text:span text:style-name="T1">#_ </text:span>T-1.2 : //code:20200924_112838</text:p>
              <text:list>
                <text:list-item>
                  <text:p text:style-name="P65">CODE : gen → total</text:p>
                </text:list-item>
                <text:list-item>
                  <text:p text:style-name="P65">sample ==&gt; 20200908_103526[eap-2.id-1].[AUDJPY-5].dir</text:p>
                </text:list-item>
                <text:list-item>
                  <text:p text:style-name="P65">TEST ==&gt; OK</text:p>
                </text:list-item>
              </text:list>
            </text:list-item>
            <text:list-item>
              <text:p text:style-name="P65"><text:span text:style-name="T1">#_ </text:span>T-1.3 : minus, plus</text:p>
              <text:list>
                <text:list-item>
                  <text:p text:style-name="P65">==&gt; OK</text:p>
                </text:list-item>
              </text:list>
            </text:list-item>
            <text:list-item>
              <text:p text:style-name="P65"><text:span text:style-name="T1">#_ </text:span>T-1.4 : BB.loc ==&gt; 1, minus order</text:p>
              <text:list>
                <text:list-item>
                  <text:p text:style-name="P65"><text:soft-page-break/>CODE</text:p>
                </text:list-item>
                <text:list-item>
                  <text:p text:style-name="P65">==&gt; OK</text:p>
                </text:list-item>
              </text:list>
            </text:list-item>
            <text:list-item>
              <text:p text:style-name="P65">T-1.5 : codes ==&gt; to a new func</text:p>
              <text:list>
                <text:list-item>
                  <text:p text:style-name="P65">CODE : //code:20200924_112838</text:p>
                  <text:list>
                    <text:list-item>
                      <text:p text:style-name="P65">util_3__Gen_Trading_Result_List__Gen_Stats</text:p>
                    </text:list-item>
                  </text:list>
                </text:list-item>
              </text:list>
            </text:list-item>
            <text:list-item>
              <text:p text:style-name="P65">T-1.6 : BB.loc ==&gt; 1~3</text:p>
              <text:list>
                <text:list-item>
                  <text:p text:style-name="P65">CODE : //code:20200924_115713</text:p>
                </text:list-item>
                <text:list-item>
                  <text:p text:style-name="P65">==&gt; OK</text:p>
                </text:list-item>
              </text:list>
            </text:list-item>
            <text:list-item>
              <text:p text:style-name="P65">T-1.7 : 1 ~ 6</text:p>
              <text:list>
                <text:list-item>
                  <text:p text:style-name="P65">CODE : //code:20200924_121037</text:p>
                </text:list-item>
                <text:list-item>
                  <text:p text:style-name="P65">TEST ==&gt; OK</text:p>
                </text:list-item>
              </text:list>
            </text:list-item>
            <text:list-item>
              <text:p text:style-name="P65">T-1.8 : order in plus, 1 ~ 6</text:p>
              <text:list>
                <text:list-item>
                  <text:p text:style-name="P65">CODE : //code:20200924_122109</text:p>
                </text:list-item>
                <text:list-item>
                  <text:p text:style-name="P65">==&gt; OK</text:p>
                </text:list-item>
              </text:list>
            </text:list-item>
          </text:list>
        </text:list-item>
      </text:list>
      <text:p text:style-name="P7">[next]</text:p>
      <text:list xml:id="list8033650444384251571" text:style-name="L28">
        <text:list-item>
          <text:p text:style-name="P66">TASK : cont. (TASKS-49)</text:p>
          <text:list>
            <text:list-item>
              <text:p text:style-name="P66">sum of total, ….</text:p>
            </text:list-item>
          </text:list>
        </text:list-item>
      </text:list>
      <text:p text:style-name="P7">[further]</text:p>
      <text:p text:style-name="P7"><text:span text:style-name="T7"><text:line-break/></text:span><text:span text:style-name="T14">[/ XXX] 20200924_122449</text:span></text:p>
      <text:p text:style-name="P7"/>
      <text:p text:style-name="P12"/>
      <text:p text:style-name="P16"><text:span text:style-name="T7">6.2.4_1</text:span><text:span text:style-name="T6">---------------------------------------------------------------------------</text:span></text:p>
      <text:p text:style-name="P19">[2] res free# JVEMV6 44#TASKS_49 / 44. currency / TASKS-49. combined-list-gen-stats / 20200925_105653</text:p>
      <text:p text:style-name="P7"><text:soft-page-break/></text:p>
      <text:p text:style-name="P7">[do] <text:span text:style-name="T1">#_ </text:span></text:p>
      <text:list xml:id="list8726304243115358957" text:style-name="L29">
        <text:list-item>
          <text:p text:style-name="P67">REVIEW </text:p>
        </text:list-item>
        <text:list-item>
          <text:p text:style-name="P67"><text:span text:style-name="T1">#_ </text:span>SEG-1 : <text:span text:style-name="T22">20200908_103526[eap-2.id-1].[AUDJPY-5].dir</text:span></text:p>
          <text:list>
            <text:list-item>
              <text:list>
                <text:list-item>
                  <text:p text:style-name="P67">==&gt; gen graph</text:p>
                </text:list-item>
              </text:list>
            </text:list-item>
          </text:list>
        </text:list-item>
        <text:list-item>
          <text:p text:style-name="P67">SEG-2 : TASKS-50 </text:p>
          <text:list>
            <text:list-item>
              <text:p text:style-name="P67">S-2.1</text:p>
              <text:list>
                <text:list-item>
                  <text:p text:style-name="P67">new file : C:\WORKS_2\WS\Eclipse_Luna\Cake_IFM11\app\Lib\utils\fx\TASKS-50_gen-url.php</text:p>
                </text:list-item>
                <text:list-item>
                  <text:p text:style-name="P67">CODE</text:p>
                </text:list-item>
                <text:list-item>
                  <text:p text:style-name="P67"/>
                </text:list-item>
              </text:list>
            </text:list-item>
          </text:list>
        </text:list-item>
        <text:list-item>
          <text:p text:style-name="P67">TASK-1 : 20200909_115319[eap-2.id-1].[AUDJPY-5].dir</text:p>
          <text:list>
            <text:list-item>
              <text:p text:style-name="P67">T-1.1</text:p>
              <text:list>
                <text:list-item>
                  <text:p text:style-name="P67">==&gt; HALT</text:p>
                </text:list-item>
              </text:list>
            </text:list-item>
          </text:list>
        </text:list-item>
      </text:list>
      <text:p text:style-name="P7">[next]</text:p>
      <text:list xml:id="list6440040821064106395" text:style-name="L30">
        <text:list-item>
          <text:p text:style-name="P68">TASK : <text:s/>TASKS-50 (same session label : <text:span text:style-name="T13">[XX] res free# JVEMV6 44#TASKS_49 / 44. currency / TASKS-49. combined-list-gen-stats / XXX</text:span> )</text:p>
          <text:list>
            <text:list-item>
              <text:p text:style-name="P68">//next:20200925_120949</text:p>
            </text:list-item>
            <text:list-item>
              <text:p text:style-name="P68">==&gt; then, <text:span text:style-name="T23">gen combined : <text:s/>20200909_115319</text:span></text:p>
            </text:list-item>
          </text:list>
        </text:list-item>
      </text:list>
      <text:p text:style-name="P7">[further]</text:p>
      <text:p text:style-name="P7"><text:line-break/><text:span text:style-name="T15">[/ XXX] 20200925_120848</text:span></text:p>
      <text:p text:style-name="P7"/>
      <text:p text:style-name="P12"/>
      <text:p text:style-name="P16"><text:soft-page-break/><text:span text:style-name="T7">6.2.4_1</text:span><text:span text:style-name="T6">---------------------------------------------------------------------------</text:span></text:p>
      <text:p text:style-name="P19">[2] res free# JVEMV6 44#TASKS_49 / 44. currency / TASKS-49. combined-list-gen-stats / 20200926_153403</text:p>
      <text:p text:style-name="P7"/>
      <text:p text:style-name="P7">[do] <text:span text:style-name="T1">#_ </text:span></text:p>
      <text:list xml:id="list6377286285977488826" text:style-name="L31">
        <text:list-item>
          <text:p text:style-name="P69">REVIEW </text:p>
        </text:list-item>
        <text:list-item>
          <text:p text:style-name="P69">TASK-1</text:p>
          <text:list>
            <text:list-item>
              <text:list>
                <text:list-item>
                  <text:p text:style-name="P69">//next:20200925_120949</text:p>
                </text:list-item>
                <text:list-item>
                  <text:p text:style-name="P69">==&gt; then, <text:span text:style-name="T23">gen combined : <text:s/>20200909_115319</text:span></text:p>
                </text:list-item>
              </text:list>
            </text:list-item>
            <text:list-item>
              <text:p text:style-name="P82">T-1.1 : TASK-50 / feature-1</text:p>
              <text:list>
                <text:list-item>
                  <text:p text:style-name="P82">CODE </text:p>
                  <text:list>
                    <text:list-item>
                      <text:p text:style-name="P82">new FUNC : tasks_50_Gen_URL_For_Combined_Trade_Result_List()</text:p>
                    </text:list-item>
                    <text:list-item>
                      <text:p text:style-name="P82">//head:20200926_154503</text:p>
                    </text:list-item>
                    <text:list-item>
                      <text:p text:style-name="P82">ctp file</text:p>
                      <text:list>
                        <text:list-item>
                          <text:p text:style-name="P82">C/P</text:p>
                        </text:list-item>
                        <text:list-item>
                          <text:p text:style-name="P82">rename</text:p>
                        </text:list-item>
                      </text:list>
                    </text:list-item>
                  </text:list>
                </text:list-item>
                <text:list-item>
                  <text:p text:style-name="P82">TEST ==&gt; OK</text:p>
                </text:list-item>
              </text:list>
            </text:list-item>
            <text:list-item>
              <text:p text:style-name="P82">T-1.2 : </text:p>
              <text:list>
                <text:list-item>
                  <text:p text:style-name="P82">C/P : build_URL // \utils\fx\TASKS-50_gen-url.php</text:p>
                  <text:list>
                    <text:list-item>
                      <text:p text:style-name="P82">to ==&gt; FxUtilitiesController</text:p>
                    </text:list-item>
                  </text:list>
                </text:list-item>
                <text:list-item>
                  <text:p text:style-name="P82">TEST ==&gt; OK</text:p>
                </text:list-item>
              </text:list>
            </text:list-item>
            <text:list-item>
              <text:p text:style-name="P69"><text:span text:style-name="T2">#_ </text:span><text:span text:style-name="T23">T-1.3 : git</text:span></text:p>
            </text:list-item>
          </text:list>
        </text:list-item>
        <text:list-item>
          <text:p text:style-name="P82">TASK-2 : TASK-50 / feature-2 ==&gt; use param</text:p>
          <text:list>
            <text:list-item>
              <text:p text:style-name="P82">T-2.1 : no param ==&gt; dirpath only</text:p>
              <text:list>
                <text:list-item>
                  <text:p text:style-name="P82"><text:soft-page-break/>CODE</text:p>
                </text:list-item>
                <text:list-item>
                  <text:p text:style-name="P82">==&gt; OK</text:p>
                </text:list-item>
              </text:list>
            </text:list-item>
            <text:list-item>
              <text:p text:style-name="P82">T-2.2 : use param</text:p>
              <text:list>
                <text:list-item>
                  <text:p text:style-name="P82">CODE</text:p>
                </text:list-item>
                <text:list-item>
                  <text:p text:style-name="P82">==&gt; OK</text:p>
                  <text:list>
                    <text:list-item>
                      <text:p text:style-name="P69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param_NameOf_Dir=20200910_093548[eap-2.id-1].[AUDJPY-5].dir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7">[next]</text:p>
      <text:list xml:id="list1863371177746575223" text:style-name="L32">
        <text:list-item>
          <text:p text:style-name="P70">TASK : TASKS-50 / feature – 3</text:p>
          <text:list>
            <text:list-item>
              <text:p text:style-name="P70">build_URL ==&gt; return array of urls</text:p>
            </text:list-item>
            <text:list-item>
              <text:p text:style-name="P70">//next:20200926_172225</text:p>
            </text:list-item>
          </text:list>
        </text:list-item>
      </text:list>
      <text:p text:style-name="P7">[further]</text:p>
      <text:p text:style-name="P7"><text:line-break/><text:span text:style-name="T15">[/ XXX] 20200926_171858</text:span></text:p>
      <text:p text:style-name="P7"/>
      <text:p text:style-name="P12"/>
      <text:p text:style-name="P16"><text:span text:style-name="T7">6.2.4_23</text:span><text:span text:style-name="T6">---------------------------------------------------------------------------</text:span></text:p>
      <text:p text:style-name="P19">[24] res free# JVEMV6 44#6.2_X / 44. currency / 6. obs / 2. demo result data / 20200926_172348</text:p>
      <text:p text:style-name="P7"/>
      <text:p text:style-name="P7"/>
      <text:p text:style-name="P7"/>
      <text:p text:style-name="P7"><text:soft-page-break/>[do] <text:span text:style-name="T1">#_ </text:span></text:p>
      <text:list xml:id="list7506148633295115948" text:style-name="L33">
        <text:list-item>
          <text:p text:style-name="P71">REVIEW </text:p>
        </text:list-item>
        <text:list-item>
          <text:p text:style-name="P71">TASK-1 : #20200909_115319[eap-2.id-1].[AUDJPY-5].dir</text:p>
        </text:list-item>
      </text:list>
      <text:p text:style-name="P7">[next]</text:p>
      <text:list xml:id="list348966073624519201" text:style-name="L34">
        <text:list-item>
          <text:p text:style-name="P72">TASK : ==&gt; further</text:p>
        </text:list-item>
      </text:list>
      <text:p text:style-name="P7">[further]</text:p>
      <text:p text:style-name="P7"><text:line-break/><text:span text:style-name="T15">[/ XXX] 20200926_174602</text:span></text:p>
      <text:p text:style-name="P7"/>
      <text:p text:style-name="P12"/>
      <text:p text:style-name="P7"><text:span text:style-name="T13">6.2.4_2</text:span>---------------------------------------------------------------------------</text:p>
      <text:p text:style-name="P19">[3] res free# JVEMV6 44#TASKS_49 / 44. currency / TASKS-49. combined-list-gen-stats / 20200927_110318</text:p>
      <text:p text:style-name="P7"/>
      <text:p text:style-name="P7">[do] <text:span text:style-name="T1">#_ </text:span></text:p>
      <text:list xml:id="list366985910628971962" text:style-name="L35">
        <text:list-item>
          <text:p text:style-name="P73">REVIEW </text:p>
        </text:list-item>
        <text:list-item>
          <text:p text:style-name="P73">TASK : TASKS-50 / feature – 3</text:p>
          <text:list>
            <text:list-item>
              <text:list>
                <text:list-item>
                  <text:p text:style-name="P73">build_URL ==&gt; return array of urls</text:p>
                </text:list-item>
                <text:list-item>
                  <text:p text:style-name="P73">//next:20200926_172225</text:p>
                </text:list-item>
              </text:list>
            </text:list-item>
            <text:list-item>
              <text:p text:style-name="P73">T-1.1 : func “build_URL” ==&gt; return array</text:p>
              <text:list>
                <text:list-item>
                  <text:p text:style-name="P73">CODE</text:p>
                  <text:list>
                    <text:list-item>
                      <text:p text:style-name="P73">new FUNC : build_URL__Get_Url()</text:p>
                    </text:list-item>
                  </text:list>
                </text:list-item>
                <text:list-item>
                  <text:p text:style-name="P73">TEST ==&gt; OK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7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</text:span></text:a><text:soft-page-break/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param_NameOf_Dir=20200910_093548[eap-2.id-1].[AUDJPY-5].dir</text:span></text:a></text:p>
          </table:table-cell>
        </table:table-row>
        <table:table-row>
          <table:table-cell table:style-name="表7.A2" office:value-type="string">
            <text:p text:style-name="P7"/>
          </table:table-cell>
        </table:table-row>
      </table:table>
      <text:list xml:id="list31582336" text:continue-numbering="true" text:style-name="L35">
        <text:list-item>
          <text:list>
            <text:list-item>
              <text:p text:style-name="P73">T-1.2 : func “build_URL” ==&gt; return array</text:p>
              <text:list>
                <text:list-item>
                  <text:p text:style-name="P73">CODE : //code:20200927_112725, //code:20200927_112743</text:p>
                </text:list-item>
                <text:list-item>
                  <text:p text:style-name="P73">TEST : dummy dirname ==&gt; one</text:p>
                  <text:list>
                    <text:list-item>
                      <text:p text:style-name="P73"><text:s/>==&gt; OK</text:p>
                    </text:list-item>
                  </text:list>
                </text:list-item>
                <text:list-item>
                  <text:p text:style-name="P73">TEST : dummy dirname ==&gt; two dirnames</text:p>
                  <text:list>
                    <text:list-item>
                      <text:p text:style-name="P73">==&gt; OK</text:p>
                    </text:list-item>
                  </text:list>
                </text:list-item>
              </text:list>
            </text:list-item>
            <text:list-item>
              <text:p text:style-name="P73">T-1.3 : func “build_URL()” ==&gt; add param : $aryOf_Dir_Names</text:p>
              <text:list>
                <text:list-item>
                  <text:p text:style-name="P73">CODE : //head:20200926_112333</text:p>
                </text:list-item>
                <text:list-item>
                  <text:p text:style-name="P73">TEST ==&gt; no error ? → YES</text:p>
                </text:list-item>
                <text:list-item>
                  <text:p text:style-name="P73">TEST : 3 dir names</text:p>
                  <text:list>
                    <text:list-item>
                      <text:p text:style-name="P73">==&gt; OK</text:p>
                    </text:list-item>
                  </text:list>
                </text:list-item>
              </text:list>
            </text:list-item>
            <text:list-item>
              <text:p text:style-name="P73"><text:span text:style-name="T1">#_ </text:span>T-1.4 : view ==&gt; add dir name</text:p>
              <text:list>
                <text:list-item>
                  <text:p text:style-name="P73">CODE : tasks_50_Gen_URL_For_Combined_Trade_Result_List()</text:p>
                  <text:list>
                    <text:list-item>
                      <text:p text:style-name="P73">//code:20200927_113830</text:p>
                    </text:list-item>
                    <text:list-item>
                      <text:p text:style-name="P73">//code:20200927_112743 (template)</text:p>
                    </text:list-item>
                  </text:list>
                </text:list-item>
                <text:list-item>
                  <text:p text:style-name="P73">TEST : re-load page</text:p>
                  <text:list>
                    <text:list-item>
                      <text:p text:style-name="P73">==&gt; OK</text:p>
                    </text:list-item>
                  </text:list>
                </text:list-item>
                <text:list-item>
                  <text:p text:style-name="P73">TEST : open a link</text:p>
                  <text:list>
                    <text:list-item>
                      <text:p text:style-name="P73">20200911_045656[eap-2.id-1].[AUDJPY-5].dir</text:p>
                    </text:list-item>
                    <text:list-item>
                      <text:p text:style-name="P73">==&gt; PROBLEM : url → all same dir name</text:p>
                    </text:list-item>
                    <text:list-item>
                      <text:p text:style-name="P73"><text:soft-page-break/>TRY : review code</text:p>
                      <text:list>
                        <text:list-item>
                          <text:p text:style-name="P73">build_URL($aryOf_Dir_Names)</text:p>
                        </text:list-item>
                        <text:list-item>
                          <text:p text:style-name="P73">//fix:20200927_114737</text:p>
                        </text:list-item>
                        <text:list-item>
                          <text:p text:style-name="P73">FOUND : func “build_URL__Get_Url” ==&gt; param → using “$nameOf_Dir”</text:p>
                          <text:list>
                            <text:list-item>
                              <text:p text:style-name="P73">==&gt; change to : “$name”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3">TEST : re-load page</text:p>
                      <text:list>
                        <text:list-item>
                          <text:p text:style-name="P73">==&gt; PROBLEM : resulting list of urls → missing an entry for “20200909_115319”</text:p>
                        </text:list-item>
                      </text:list>
                    </text:list-item>
                    <text:list-item>
                      <text:p text:style-name="P73">TRY : review code → build_URL($aryOf_Dir_Names)</text:p>
                      <text:list>
                        <text:list-item>
                          <text:p text:style-name="P73">FOUND ==&gt; “20200909_115319” → actual dir name is change to “#20200909_115319”</text:p>
                        </text:list-item>
                      </text:list>
                    </text:list-item>
                    <text:list-item>
                      <text:p text:style-name="P73">TRY : “$aryOf_Dir_Names” ==&gt; omit “20200909_115319”, add “20200914_094747[eap-2.id-1].[AUDJPY-5].dir”</text:p>
                    </text:list-item>
                    <text:list-item>
                      <text:p text:style-name="P73"><text:span text:style-name="T1">#_ </text:span>TEST</text:p>
                      <text:list>
                        <text:list-item>
                          <text:p text:style-name="P73">re-load page</text:p>
                        </text:list-item>
                        <text:list-item>
                          <text:p text:style-name="P73"><text:s/>==&gt; OK</text:p>
                        </text:list-item>
                      </text:list>
                    </text:list-item>
                    <text:list-item>
                      <text:p text:style-name="P73">TEST : open a link </text:p>
                      <text:list>
                        <text:list-item>
                          <text:p text:style-name="P73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3">T-1.X : open a link</text:p>
            </text:list-item>
            <text:list-item>
              <text:p text:style-name="P73"/>
            </text:list-item>
          </text:list>
        </text:list-item>
      </text:list>
      <text:p text:style-name="P7">[next]</text:p>
      <text:list xml:id="list7337898718690668920" text:style-name="L36">
        <text:list-item>
          <text:p text:style-name="P74">TASK : dir names ==&gt; use external file (TASKS-50)</text:p>
          <text:list>
            <text:list-item>
              <text:p text:style-name="P74">//next:20200927_115739 (FxUtilitiesController.php)</text:p>
            </text:list-item>
          </text:list>
        </text:list-item>
      </text:list>
      <text:p text:style-name="P7">[further]</text:p>
      <text:p text:style-name="P7"><text:soft-page-break/><text:line-break/><text:span text:style-name="T15">[/ XXX] 20200927_115822</text:span></text:p>
      <text:p text:style-name="P7"/>
      <text:p text:style-name="P12"/>
      <text:p text:style-name="P7"><text:span text:style-name="T13">6.2.4_3</text:span>---------------------------------------------------------------------------</text:p>
      <text:p text:style-name="P19">[4] res free# JVEMV6 44#TASKS_49 / 44. currency / TASKS-49. combined-list-gen-stats / 20200928_103701</text:p>
      <text:p text:style-name="P7"/>
      <text:p text:style-name="P7">[do] <text:span text:style-name="T1">#_ </text:span></text:p>
      <text:list xml:id="list5236296678897748513" text:style-name="L37">
        <text:list-item>
          <text:p text:style-name="P75">REVIEW </text:p>
        </text:list-item>
        <text:list-item>
          <text:p text:style-name="P75">TASK : dir names ==&gt; use external file (TASKS-50)</text:p>
          <text:list>
            <text:list-item>
              <text:list>
                <text:list-item>
                  <text:p text:style-name="P75">//next:20200927_115739 (FxUtilitiesController.php)</text:p>
                </text:list-item>
              </text:list>
            </text:list-item>
            <text:list-item>
              <text:p text:style-name="P75">T-1.1</text:p>
              <text:list>
                <text:list-item>
                  <text:p text:style-name="P75">list-of-dirs_gen-combined-list.txt // C:\WORKS_2\WS\WS_Others.JVEMV6\JVEMV6\44_currency\10_prog-php\2_tester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C:\WORKS_2\WS\WS_Others.JVEMV6\JVEMV6\44_currency\10_prog-php\2_tester\list-of-dirs_gen-combined-list.txt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</table:table>
      <text:list xml:id="list31571520" text:continue-numbering="true" text:style-name="L37">
        <text:list-item>
          <text:list>
            <text:list-item>
              <text:list>
                <text:list-item>
                  <text:p text:style-name="P75">CODE</text:p>
                  <text:list>
                    <text:list-item>
                      <text:p text:style-name="P75">new FUNC : tasks_50_Gen_URL_For_Combined_Trade_Result_List__Get_Dir_List</text:p>
                    </text:list-item>
                    <text:list-item>
                      <text:p text:style-name="P75">minumum coding</text:p>
                    </text:list-item>
                  </text:list>
                </text:list-item>
                <text:list-item>
                  <text:p text:style-name="P75">TEST ==&gt; OK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soft-page-break/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1581995" text:continue-numbering="true" text:style-name="L37">
        <text:list-item>
          <text:list>
            <text:list-item>
              <text:p text:style-name="P75">T-1.2 : list file content ==&gt; return</text:p>
              <text:list>
                <text:list-item>
                  <text:p text:style-name="P75">CODE : //code:20200928_110737</text:p>
                </text:list-item>
                <text:list-item>
                  <text:p text:style-name="P75">TEST ==&gt; OK</text:p>
                </text:list-item>
              </text:list>
            </text:list-item>
          </text:list>
        </text:list-item>
        <text:list-item>
          <text:p text:style-name="P75">TASK-2 : back to ==&gt; TASKS-49</text:p>
        </text:list-item>
      </text:list>
      <text:p text:style-name="P7">[next]</text:p>
      <text:list xml:id="list2274054981154788364" text:style-name="L38">
        <text:list-item>
          <text:p text:style-name="P76">TASK : TASKS-49 / feature – 1</text:p>
          <text:list>
            <text:list-item>
              <text:list>
                <text:list-item>
                  <text:p text:style-name="P76">return val from the func</text:p>
                </text:list-item>
                <text:list-item>
                  <text:p text:style-name="P76">write to file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28_113528</text:span></text:p>
      <text:p text:style-name="P83"/>
      <text:p text:style-name="P12">@@@</text:p>
      <text:p text:style-name="P7"/>
      <text:p text:style-name="P7"><text:span text:style-name="T13">6.2.4_4</text:span>---------------------------------------------------------------------------</text:p>
      <text:p text:style-name="P19">[5] res free# JVEMV6 44#TASKS_49 / 44. currency / TASKS-49. combined-list-gen-stats / XXX</text:p>
      <text:p text:style-name="P7"/>
      <text:p text:style-name="P7">[do] <text:span text:style-name="T1">#_ </text:span></text:p>
      <text:list xml:id="list5711269394317826054" text:style-name="L47">
        <text:list-item>
          <text:p text:style-name="P81">REVIEW </text:p>
        </text:list-item>
        <text:list-item>
          <text:p text:style-name="P81">TASK-1</text:p>
        </text:list-item>
      </text:list>
      <text:p text:style-name="P7">[next]</text:p>
      <text:list xml:id="list6141683885522121033" text:style-name="L46">
        <text:list-item>
          <text:p text:style-name="P80">TASK</text:p>
        </text:list-item>
      </text:list>
      <text:p text:style-name="P7">[further]</text:p>
      <text:p text:style-name="P7"><text:soft-page-break/><text:line-break/><text:span text:style-name="T15">[/ XXX] </text:span></text:p>
      <text:p text:style-name="P7"/>
      <text:p text:style-name="P7">------------------------------------------------ [TEMPLATE] 20191224_144528</text:p>
      <text:p text:style-name="P7"><text:span text:style-name="T13">XX</text:span>---------------------------------------------------------------------------</text:p>
      <text:p text:style-name="P19">res free# JVEMV6 44#10.2_XX / 44. currency / 10. prog-php / 2. tester / <text:s/>XXXX</text:p>
      <text:p text:style-name="P19"/>
      <text:p text:style-name="P7">[do] <text:span text:style-name="T1">#_ </text:span></text:p>
      <text:list xml:id="list31576492" text:continue-list="list1943841836460778347" text:style-name="L3">
        <text:list-item>
          <text:p text:style-name="P41">REVIEW </text:p>
        </text:list-item>
        <text:list-item>
          <text:p text:style-name="P41">TASK-1</text:p>
        </text:list-item>
      </text:list>
      <text:p text:style-name="P7">[next]</text:p>
      <text:list xml:id="list2418493706551244448" text:style-name="L39">
        <text:list-item>
          <text:p text:style-name="P77">TASK</text:p>
        </text:list-item>
      </text:list>
      <text:p text:style-name="P7">[further]</text:p>
      <text:p text:style-name="P15"><text:line-break/><text:span text:style-name="T15">[/ XXX] </text:span></text:p>
      <text:p text:style-name="P24"/>
      <text:p text:style-name="P24"/>
      <text:p text:style-name="P24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<text:soft-page-break/>20191224_114459</text:p>
      <text:list xml:id="list1796635609925967735" text:style-name="L40">
        <text:list-item>
          <text:p text:style-name="P78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1586140" text:continue-numbering="true" text:style-name="L40">
        <text:list-item>
          <text:p text:style-name="P78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7046651479589612954" text:style-name="L41">
        <text:list-item>
          <text:p text:style-name="P37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6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2921419976419438330" text:style-name="L42">
              <text:list-item>
                <text:p text:style-name="P31">M – w &gt; a (new window)</text:p>
              </text:list-item>
              <text:list-item>
                <text:p text:style-name="P31">doc 2 : select → session number</text:p>
              </text:list-item>
              <text:list-item>
                <text:p text:style-name="P31">doc 1</text:p>
                <text:list>
                  <text:list-item>
                    <text:p text:style-name="P31">DUP → template</text:p>
                  </text:list-item>
                  <text:list-item>
                    <text:p text:style-name="P31">session num → paste</text:p>
                  </text:list-item>
                  <text:list-item>
                    <text:p text:style-name="P31">datetime ==&gt; change to “XXX”</text:p>
                  </text:list-item>
                  <text:list-item>
                    <text:p text:style-name="P31">session num → update</text:p>
                  </text:list-item>
                </text:list>
              </text:list-item>
              <text:list-item>
                <text:p text:style-name="P31">doc 2 : select → session string</text:p>
              </text:list-item>
              <text:list-item>
                <text:p text:style-name="P35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2860014345654969511" text:style-name="L43">
              <text:list-item>
                <text:p text:style-name="P32">commit</text:p>
                <text:list>
                  <text:list-item>
                    <text:p text:style-name="P32">jve</text:p>
                  </text:list-item>
                  <text:list-item>
                    <text:p text:style-name="P32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0">###</text:p>
          </table:table-cell>
          <table:covered-table-cell/>
        </table:table-row>
        <text:soft-page-break/>
        <table:table-row>
          <table:table-cell table:style-name="表5.A6" office:value-type="float" office:value="1">
            <text:p text:style-name="P29">1</text:p>
          </table:table-cell>
          <table:table-cell table:style-name="表5.A3" office:value-type="string">
            <text:p text:style-name="P28"><office:annotation office:name="__Annotation__8900_5646382082"><dc:creator>iwabuchi ken</dc:creator><dc:date>2020-06-18T17:30:51.74</dc:date><text:p text:style-name="P101"><text:span text:style-name="T24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<text:s text:c="8"/></text:span><text:span text:style-name="T19"><text:s text:c="4"/></text:span><text:s text:c="31"/><text:span text:style-name="T5">[4] res free# JVEMV6 44#TASKS_49 / 44. currency / TASKS-49. combined-list-gen-stats / 20200928_103701</text:span></text:p>
          </table:table-cell>
        </table:table-row>
        <table:table-row>
          <table:table-cell table:style-name="表5.A6" office:value-type="float" office:value="2">
            <text:p text:style-name="P27">2</text:p>
          </table:table-cell>
          <table:table-cell table:style-name="表5.A3" office:value-type="string">
            <text:p text:style-name="P27"><office:annotation office:name="__Annotation__8900_56463820813"><dc:creator>iwabuchi ken</dc:creator><dc:date>2020-06-18T17:30:51.74</dc:date><text:p text:style-name="P101"><text:span text:style-name="T24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5">[4] res free# JVEMV6 44#TASKS_49 / 44. currency / TASKS-49. combined-list-gen-stats / 20200928_103701</text:span></text:p>
          </table:table-cell>
        </table:table-row>
        <table:table-row>
          <table:table-cell table:style-name="表5.A6" office:value-type="float" office:value="3">
            <text:p text:style-name="P27">3</text:p>
          </table:table-cell>
          <table:table-cell table:style-name="表5.A3" office:value-type="string">
            <text:p text:style-name="P27"><office:annotation office:name="__Annotation__8900_564638208111"><dc:creator>iwabuchi ken</dc:creator><dc:date>2020-06-18T17:30:51.75</dc:date><text:p text:style-name="P101"><text:span text:style-name="T24">https://stackoverflow.com/questions/357315/get-list-of-passed-arguments-in-windows-batch-script-bat</text:span></text:p></office:annotation><text:span text:style-name="T17">C:</text:span><office:annotation-end office:name="__Annotation__8900_564638208111"/><text:span text:style-name="T17">\WORKS_2\WS\WS_Others.JVEMV6\JVEMV6\44_currency\10_prog-php\2_tester\end_all_jve.bat</text:span> <text:span text:style-name="T5">[4] res free# JVEMV6 44#TASKS_49 / 44. currency / TASKS-49. combined-list-gen-stats / 20200928_103701</text:span></text:p>
          </table:table-cell>
        </table:table-row>
        <table:table-row>
          <table:table-cell table:style-name="表5.A6" office:value-type="float" office:value="4">
            <text:p text:style-name="P27">4</text:p>
          </table:table-cell>
          <table:table-cell table:style-name="表5.A3" office:value-type="string">
            <text:p text:style-name="P27"><office:annotation office:name="__Annotation__8900_564638208121"><dc:creator>iwabuchi ken</dc:creator><dc:date>2020-06-18T17:30:51.75</dc:date><text:p text:style-name="P101"><text:span text:style-name="T24">https://stackoverflow.com/questions/357315/get-list-of-passed-arguments-in-windows-batch-script-bat</text:span></text:p></office:annotation><text:span text:style-name="T17">C:</text:span><office:annotation-end office:name="__Annotation__8900_564638208121"/><text:span text:style-name="T17">\WORKS_2\WS\WS_Others.JVEMV6\JVEMV6\44_currency\10_prog-php\2_tester\end_all_apps.bat</text:span> <text:span text:style-name="T5">[4] res free# JVEMV6 44#TASKS_49 / 44. currency / TASKS-49. combined-list-gen-stats / 20200928_103701</text:span></text:p>
          </table:table-cell>
        </table:table-row>
        <table:table-row>
          <table:table-cell table:style-name="表5.A3" table:number-columns-spanned="2" office:value-type="string">
            <text:p text:style-name="P29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9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9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5051408456582980460" text:style-name="L44">
              <text:list-item>
                <text:p text:style-name="P33">doc 1 : select → git push, echo</text:p>
              </text:list-item>
              <text:list-item>
                <text:p text:style-name="P33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0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2">C:\WORKS_2\a.bat &amp;&amp; r oj &amp;&amp; git add -A &amp;&amp; git commit -m ^"<text:span text:style-name="T10">[21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2">C:\WORKS_2\a.bat &amp;&amp; r c &amp;&amp; git add -A &amp;&amp; git commit -m ^"<text:span text:style-name="T10">[20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1">echo.&gt;&gt; C:\WORKS_2\shortcuts_docs\start_log_JVE_44_10_2.[fx-<text:soft-page-break/>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5684988948320268431" text:style-name="L45">
              <text:list-item>
                <text:p text:style-name="P34">eclipse</text:p>
              </text:list-item>
              <text:list-item>
                <text:p text:style-name="P34">mt4</text:p>
              </text:list-item>
              <text:list-item>
                <text:p text:style-name="P34">folders</text:p>
              </text:list-item>
              <text:list-item>
                <text:p text:style-name="P34">sakura files</text:p>
              </text:list-item>
              <text:list-item>
                <text:p text:style-name="P34">docs</text:p>
              </text:list-item>
            </text:list>
          </table:table-cell>
          <table:covered-table-cell/>
        </table:table-row>
      </table:table>
      <text:list xml:id="list31578099" text:continue-list="list7046651479589612954" text:style-name="L41">
        <text:list-item>
          <text:p text:style-name="P37">git</text:p>
          <text:list>
            <text:list-item>
              <text:p text:style-name="P37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23"><text:span text:style-name="T9">C:\WORKS_2\WS\WS_Others.JVEMV6\JVEMV6\37_miscs\12_pro</text:span><text:span text:style-name="T9">grammin</text:span><text:span text:style-name="T9">g\3_fx-log-file\end_apps.bat &amp;&amp; echo.&gt;&gt; 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1587771" text:continue-numbering="true" text:style-name="L41">
        <text:list-item>
          <text:list>
            <text:list-item>
              <text:p text:style-name="P37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21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1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21">echo.&gt;&gt; C:\WORKS_2\shortcuts_docs\start_log_JVE_44_10_2.[fx-php-tester].bat</text:p>
          </table:table-cell>
        </table:table-row>
        <text:soft-page-break/>
        <table:table-row>
          <table:table-cell table:style-name="表10.A2" office:value-type="string">
            <text:p text:style-name="P21"/>
          </table:table-cell>
        </table:table-row>
      </table:table>
      <text:list xml:id="list31572112" text:continue-numbering="true" text:style-name="L41">
        <text:list-item>
          <text:p text:style-name="P37">move “<text:span text:style-name="T3">@@@</text:span>”</text:p>
        </text:list-item>
        <text:list-item>
          <text:p text:style-name="P79">DUP : template</text:p>
        </text:list-item>
      </text:list>
      <text:p text:style-name="P7"/>
      <text:p text:style-name="P7">/ ------------------------------------------------------- [STEPS : closing] 20191220_142139 /</text:p>
      <text:p text:style-name="P14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28T11:37:01.18</dc:date>
    <dc:creator>iwabuchi ken</dc:creator>
    <meta:editing-duration>P11DT9H7M43S</meta:editing-duration>
    <meta:editing-cycles>1798</meta:editing-cycles>
    <meta:generator>OpenOffice/4.1.3$Win32 OpenOffice.org_project/413m1$Build-9783</meta:generator>
    <meta:document-statistic meta:table-count="11" meta:image-count="0" meta:object-count="0" meta:page-count="32" meta:paragraph-count="528" meta:word-count="2111" meta:character-count="21432"/>
  </office:meta>
</office:document-meta>
</file>